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b8578" officeooo:paragraph-rsid="000b8578"/>
    </style:style>
    <style:style style:name="P3" style:family="paragraph" style:parent-style-name="Standard">
      <style:paragraph-properties fo:text-align="start" style:justify-single-word="false" fo:break-before="page"/>
      <style:text-properties fo:font-size="14pt" fo:font-weight="bold" officeooo:rsid="0014d716" officeooo:paragraph-rsid="0014d716"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4d716" officeooo:paragraph-rsid="0014d716"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font-weight="normal" officeooo:rsid="0014d716" officeooo:paragraph-rsid="0014d716"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2pt" fo:font-weight="normal" officeooo:rsid="0014d716" officeooo:paragraph-rsid="0014d71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3pt" fo:font-weight="bold" officeooo:rsid="00163f74" officeooo:paragraph-rsid="00163f74"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2pt" fo:font-weight="normal" officeooo:rsid="00163f74" officeooo:paragraph-rsid="00163f7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3pt" fo:font-weight="bold" officeooo:rsid="00163f74" officeooo:paragraph-rsid="00163f74"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fo:font-size="12pt" fo:font-weight="normal" officeooo:rsid="0017eabb" officeooo:paragraph-rsid="0017eabb" style:font-size-asian="10.5pt" style:font-weight-asian="normal" style:font-size-complex="12pt" style:font-weight-complex="normal"/>
    </style:style>
    <style:style style:name="P11" style:family="paragraph" style:parent-style-name="Standard">
      <style:paragraph-properties fo:text-align="start" style:justify-single-word="false" fo:break-before="page"/>
      <style:text-properties fo:font-size="12pt" fo:font-weight="normal" officeooo:rsid="00163f74" officeooo:paragraph-rsid="00163f7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4pt" fo:font-weight="bold" officeooo:rsid="000b8578" officeooo:paragraph-rsid="000b8578"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2pt" fo:font-style="italic" fo:font-weight="normal" officeooo:rsid="000b8578" officeooo:paragraph-rsid="000b8578"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size="12pt" fo:font-style="italic" fo:font-weight="normal" officeooo:rsid="000c1047" officeooo:paragraph-rsid="000b8578"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size="12pt" fo:font-style="normal" fo:font-weight="normal" officeooo:rsid="000c1047" officeooo:paragraph-rsid="000c1047"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tyle="italic" officeooo:paragraph-rsid="000c1047" style:font-style-asian="italic" style:font-style-complex="italic"/>
    </style:style>
    <style:style style:name="P17" style:family="paragraph" style:parent-style-name="Standard">
      <style:paragraph-properties fo:text-align="start" style:justify-single-word="false"/>
      <style:text-properties fo:font-style="normal" officeooo:rsid="000c1047" officeooo:paragraph-rsid="000c1047" style:font-style-asian="normal" style:font-style-complex="normal"/>
    </style:style>
    <style:style style:name="P18" style:family="paragraph" style:parent-style-name="Standard">
      <style:paragraph-properties fo:text-align="start" style:justify-single-word="false"/>
      <style:text-properties fo:font-style="italic" officeooo:paragraph-rsid="000fa660" style:font-style-asian="italic" style:font-style-complex="italic"/>
    </style:style>
    <style:style style:name="P19" style:family="paragraph" style:parent-style-name="Standard">
      <style:paragraph-properties fo:text-align="start" style:justify-single-word="false"/>
      <style:text-properties fo:font-style="normal" officeooo:rsid="000fa660" officeooo:paragraph-rsid="000fa660" style:font-style-asian="normal" style:font-style-complex="normal"/>
    </style:style>
    <style:style style:name="P20" style:family="paragraph" style:parent-style-name="Standard">
      <style:paragraph-properties fo:text-align="start" style:justify-single-word="false"/>
      <style:text-properties fo:font-style="normal" officeooo:rsid="001169a8" officeooo:paragraph-rsid="001169a8" style:font-style-asian="normal" style:font-style-complex="normal"/>
    </style:style>
    <style:style style:name="P21" style:family="paragraph" style:parent-style-name="Standard">
      <style:paragraph-properties fo:text-align="start" style:justify-single-word="false"/>
      <style:text-properties fo:font-style="italic" officeooo:paragraph-rsid="001169a8" style:font-style-asian="italic" style:font-style-complex="italic"/>
    </style:style>
    <style:style style:name="P22" style:family="paragraph" style:parent-style-name="Standard">
      <style:paragraph-properties fo:text-align="start" style:justify-single-word="false"/>
      <style:text-properties fo:color="#ff4000" loext:opacity="100%" fo:font-style="normal" officeooo:rsid="0014d716" officeooo:paragraph-rsid="001169a8" style:font-style-asian="normal" style:font-style-complex="normal"/>
    </style:style>
    <style:style style:name="P23" style:family="paragraph" style:parent-style-name="Standard">
      <style:paragraph-properties fo:text-align="start" style:justify-single-word="false"/>
      <style:text-properties fo:color="#000000" loext:opacity="100%" fo:font-style="normal" officeooo:rsid="0014d716" officeooo:paragraph-rsid="0014d716" style:font-style-asian="normal" style:font-style-complex="normal"/>
    </style:style>
    <style:style style:name="P24" style:family="paragraph" style:parent-style-name="Standard">
      <style:paragraph-properties fo:text-align="start" style:justify-single-word="false"/>
      <style:text-properties fo:color="#ff4000" loext:opacity="100%" fo:font-style="normal" officeooo:rsid="0011b50f" officeooo:paragraph-rsid="0011b50f" style:font-style-asian="normal" style:font-style-complex="normal"/>
    </style:style>
    <style:style style:name="P25" style:family="paragraph" style:parent-style-name="Standard">
      <style:paragraph-properties fo:text-align="start" style:justify-single-word="false"/>
      <style:text-properties fo:font-style="italic" officeooo:paragraph-rsid="0011b50f" style:font-style-asian="italic" style:font-style-complex="italic"/>
    </style:style>
    <style:style style:name="P26" style:family="paragraph" style:parent-style-name="Standard">
      <style:paragraph-properties fo:text-align="start" style:justify-single-word="false"/>
      <style:text-properties fo:font-style="italic" officeooo:rsid="0011b50f" officeooo:paragraph-rsid="0011b50f" style:font-style-asian="italic" style:font-style-complex="italic"/>
    </style:style>
    <style:style style:name="P27" style:family="paragraph" style:parent-style-name="Standard">
      <style:paragraph-properties fo:text-align="start" style:justify-single-word="false"/>
      <style:text-properties fo:font-style="normal" officeooo:rsid="0011b50f" officeooo:paragraph-rsid="0011b50f" style:font-style-asian="normal" style:font-style-complex="normal"/>
    </style:style>
    <style:style style:name="P28" style:family="paragraph" style:parent-style-name="Standard">
      <style:paragraph-properties fo:text-align="start" style:justify-single-word="false"/>
      <style:text-properties fo:font-size="12pt" fo:font-weight="normal" officeooo:rsid="00132180" officeooo:paragraph-rsid="0013218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tyle="italic" officeooo:paragraph-rsid="00132180" style:font-style-asian="italic" style:font-style-complex="italic"/>
    </style:style>
    <style:style style:name="P30" style:family="paragraph" style:parent-style-name="Standard">
      <style:paragraph-properties fo:text-align="start" style:justify-single-word="false"/>
      <style:text-properties fo:font-style="normal" officeooo:rsid="00132ba2" officeooo:paragraph-rsid="00132ba2" style:font-style-asian="normal" style:font-style-complex="normal"/>
    </style:style>
    <style:style style:name="P31" style:family="paragraph" style:parent-style-name="Standard">
      <style:paragraph-properties fo:text-align="start" style:justify-single-word="false"/>
      <style:text-properties fo:font-style="italic" officeooo:paragraph-rsid="00132ba2" style:font-style-asian="italic" style:font-style-complex="italic"/>
    </style:style>
    <style:style style:name="P32" style:family="paragraph" style:parent-style-name="Standard">
      <style:paragraph-properties fo:text-align="start" style:justify-single-word="false"/>
      <style:text-properties officeooo:paragraph-rsid="00134c0f"/>
    </style:style>
    <style:style style:name="P33" style:family="paragraph" style:parent-style-name="Standard">
      <style:paragraph-properties fo:text-align="start" style:justify-single-word="false"/>
      <style:text-properties fo:font-style="normal" officeooo:rsid="00134c0f" officeooo:paragraph-rsid="00134c0f" style:font-style-asian="normal" style:font-style-complex="normal"/>
    </style:style>
    <style:style style:name="P34" style:family="paragraph" style:parent-style-name="Standard">
      <style:paragraph-properties fo:text-align="start" style:justify-single-word="false"/>
      <style:text-properties fo:font-style="italic" officeooo:paragraph-rsid="00134c0f" style:font-style-asian="italic" style:font-style-complex="italic"/>
    </style:style>
    <style:style style:name="P35" style:family="paragraph" style:parent-style-name="Standard">
      <style:paragraph-properties fo:text-align="start" style:justify-single-word="false"/>
      <style:text-properties fo:font-style="italic" officeooo:rsid="00143616" officeooo:paragraph-rsid="00134c0f" style:font-style-asian="italic" style:font-style-complex="italic"/>
    </style:style>
    <style:style style:name="P36" style:family="paragraph" style:parent-style-name="Standard">
      <style:paragraph-properties fo:text-align="start" style:justify-single-word="false"/>
      <style:text-properties fo:font-style="normal" officeooo:rsid="00143616" officeooo:paragraph-rsid="00143616" style:font-style-asian="normal" style:font-style-complex="normal"/>
    </style:style>
    <style:style style:name="P37" style:family="paragraph" style:parent-style-name="Standard">
      <style:paragraph-properties fo:text-align="start" style:justify-single-word="false" fo:break-before="page"/>
      <style:text-properties fo:font-size="14pt" fo:font-style="normal" fo:font-weight="bold" officeooo:rsid="0017ef40" officeooo:paragraph-rsid="0017ef40" style:font-size-asian="12.25pt" style:font-style-asian="normal" style:font-weight-asian="bold" style:font-size-complex="14pt" style:font-style-complex="normal" style:font-weight-complex="bold"/>
    </style:style>
    <style:style style:name="P38" style:family="paragraph" style:parent-style-name="Standard">
      <style:paragraph-properties fo:text-align="start" style:justify-single-word="false"/>
      <style:text-properties fo:font-size="14pt" fo:font-style="normal" fo:font-weight="bold" officeooo:rsid="0017ef40" officeooo:paragraph-rsid="0017ef40" style:font-size-asian="12.25pt" style:font-style-asian="normal" style:font-weight-asian="bold" style:font-size-complex="14pt" style:font-style-complex="normal" style:font-weight-complex="bold"/>
    </style:style>
    <style:style style:name="P39" style:family="paragraph" style:parent-style-name="Standard">
      <style:paragraph-properties fo:text-align="start" style:justify-single-word="false"/>
      <style:text-properties fo:font-size="12pt" fo:font-style="normal" fo:font-weight="normal" officeooo:rsid="0017ef40" officeooo:paragraph-rsid="0017ef40"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017ef40" officeooo:paragraph-rsid="0018492e" style:font-size-asian="12pt" style:font-style-asian="normal" style:font-weight-asian="normal" style:font-size-complex="12pt" style:font-style-complex="normal" style:font-weight-complex="normal"/>
    </style:style>
    <style:style style:name="T1" style:family="text">
      <style:text-properties officeooo:rsid="00132ba2"/>
    </style:style>
    <style:style style:name="T2" style:family="text">
      <style:text-properties officeooo:rsid="00160130"/>
    </style:style>
    <style:style style:name="T3" style:family="text">
      <style:text-properties officeooo:rsid="00163f74"/>
    </style:style>
    <style:style style:name="T4" style:family="text">
      <style:text-properties officeooo:rsid="0017c148"/>
    </style:style>
    <style:style style:name="T5" style:family="text">
      <style:text-properties officeooo:rsid="0017ef40"/>
    </style:style>
    <style:style style:name="T6" style:family="text">
      <style:text-properties officeooo:rsid="0014d716"/>
    </style:style>
    <style:style style:name="T7" style:family="text">
      <style:text-properties fo:font-family="'Adwaita Mono'" style:font-pitch="fixed"/>
    </style:style>
    <style:style style:name="T8" style:family="text">
      <style:text-properties fo:font-size="12pt" fo:font-weight="normal" officeooo:rsid="000c1047" style:font-size-asian="10.5pt" style:font-weight-asian="normal" style:font-size-complex="12pt" style:font-weight-complex="normal"/>
    </style:style>
    <style:style style:name="T9" style:family="text">
      <style:text-properties fo:font-family="'Adwaita Mono'" style:font-pitch="fixed" officeooo:rsid="000df29b"/>
    </style:style>
    <style:style style:name="T10" style:family="text">
      <style:text-properties officeooo:rsid="000df29b"/>
    </style:style>
    <style:style style:name="T11" style:family="text">
      <style:text-properties officeooo:rsid="000fa660"/>
    </style:style>
    <style:style style:name="T12" style:family="text">
      <style:text-properties fo:font-family="'Adwaita Mono'" style:font-pitch="fixed" officeooo:rsid="000fa660"/>
    </style:style>
    <style:style style:name="T13" style:family="text">
      <style:text-properties officeooo:rsid="001097ff"/>
    </style:style>
    <style:style style:name="T14" style:family="text">
      <style:text-properties fo:font-family="'Adwaita Mono'" style:font-pitch="fixed" officeooo:rsid="001097ff"/>
    </style:style>
    <style:style style:name="T15" style:family="text">
      <style:text-properties style:font-name="Liberation Serif" officeooo:rsid="001097ff"/>
    </style:style>
    <style:style style:name="T16" style:family="text">
      <style:text-properties fo:font-weight="normal" officeooo:rsid="000c1047" style:font-weight-asian="normal" style:font-weight-complex="normal"/>
    </style:style>
    <style:style style:name="T17" style:family="text">
      <style:text-properties officeooo:rsid="001169a8"/>
    </style:style>
    <style:style style:name="T18" style:family="text">
      <style:text-properties fo:font-family="'Adwaita Mono'" style:font-pitch="fixed" officeooo:rsid="00160130"/>
    </style:style>
    <style:style style:name="T19" style:family="text">
      <style:text-properties fo:color="#000000" loext:opacity="100%" officeooo:rsid="0011b50f"/>
    </style:style>
    <style:style style:name="T20" style:family="text">
      <style:text-properties officeooo:rsid="0011b50f"/>
    </style:style>
    <style:style style:name="T21" style:family="text">
      <style:text-properties officeooo:rsid="00132180"/>
    </style:style>
    <style:style style:name="T22" style:family="text">
      <style:text-properties fo:font-family="'Adwaita Mono'" style:font-pitch="fixed" officeooo:rsid="00132180"/>
    </style:style>
    <style:style style:name="T23" style:family="text">
      <style:text-properties fo:font-size="12pt" fo:font-weight="normal" officeooo:rsid="00132180" style:font-size-asian="10.5pt" style:font-weight-asian="normal" style:font-size-complex="12pt" style:font-weight-complex="normal"/>
    </style:style>
    <style:style style:name="T24" style:family="text">
      <style:text-properties fo:font-style="italic" officeooo:rsid="00132ba2" style:font-style-asian="italic" style:font-style-complex="italic"/>
    </style:style>
    <style:style style:name="T25" style:family="text">
      <style:text-properties fo:font-style="italic" style:font-style-asian="italic" style:font-style-complex="italic"/>
    </style:style>
    <style:style style:name="T26" style:family="text">
      <style:text-properties officeooo:rsid="00134c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text:span text:style-name="T1">MPCS 53001 - </text:span>Database<text:span text:style-name="T1">s</text:span> Final Project</text:p>
      <text:p text:style-name="P2">Matthew Ivancic (ivancicm) and Robert Wang (<text:span text:style-name="T1">rwang25</text:span>)</text:p>
      <text:p text:style-name="P2"><text:span text:style-name="T1">2/25</text:span>/26</text:p>
      <text:p text:style-name="P2"/>
      <text:p text:style-name="P2"/>
      <text:p text:style-name="P3">Part I: Introduction</text:p>
      <text:p text:style-name="P4"/>
      <text:p text:style-name="P5"/>
      <text:p text:style-name="P6">In order to create the rich <text:span text:style-name="T2">user experience our e-commerce environment demands, </text:span><text:span text:style-name="T3">our solution utilizes 4 different database types.</text:span></text:p>
      <text:p text:style-name="P6"/>
      <text:p text:style-name="P7">MySQL</text:p>
      <text:p text:style-name="P8"/>
      <text:p text:style-name="P8">Just as MySQL was the database type covered in greatest depth in the course, MySQL serves as the backbone of our implementation. It is the primary source of persistent storage for many vital operations of the e-commerce operations. <text:span text:style-name="T4">In particular all data related to user accounts and monetary transactions is stored solely in MySQL. It’s ability to provide ACID transactions for all operations in it makes it an ideal choice for this role.</text:span></text:p>
      <text:p text:style-name="P8"/>
      <text:p text:style-name="P9">Redis</text:p>
      <text:p text:style-name="P9"/>
      <text:p text:style-name="P10">Our design uses Redis to store ephemeral session data. When a user views an item or adds it to their cart, this is stored in Redis. As Redis is a non-persistent source of storage, any session data that is required to persist beyond or outside of any individual session (such as any data related to the user’s shopping cart) is periodically backed up to MySQL to be stored in a persistent manner.</text:p>
      <text:p text:style-name="P9"/>
      <text:p text:style-name="P9">MongoDB</text:p>
      <text:p text:style-name="P9"/>
      <text:p text:style-name="P10">MongoDB, as a document-based NoSQL database, is used to provide a persistent source of storage for data that can be more efficiently retreived as a single document as opposed to a series of rows from a MySQL table. For example, every item available for sale in our e-commerce database <text:span text:style-name="T5">has a series of attributes denoting common characteristics such as size, weight, or technical specifications. In most cases, a majority or all of these specifications will be retrieved at once and thus storing them in a single document to be retrieved at will is more efficient than storing them in a MySQL table and retrieving a series of rows on demand.</text:span></text:p>
      <text:p text:style-name="P9"/>
      <text:p text:style-name="P9">Neo4J</text:p>
      <text:p text:style-name="P9"/>
      <text:p text:style-name="P8">Our final database type used in our implementation is the graph database, which we have implemented via Neo4J. <text:span text:style-name="T4">Every User, Product, and Category in the e-commerce database serves as a node, with relationships between all of these node types capturing important data relating the node types. For example, our Product nodes maintain a [:PURCHASED_WITH] relationship which would allow our e-commerce app to track products that are often purchased together</text:span></text:p>
      <text:p text:style-name="P11"/>
      <text:p text:style-name="P12"/>
      <text:p text:style-name="P12">Part <text:span text:style-name="T6">I</text:span>I: The Story</text:p>
      <text:p text:style-name="P12"/>
      <text:p text:style-name="P13">Sarah, a tech, fashion, and home décor enthusiast, eagerly logs into her favorite e-commerce platform and begins her shopping journey on her tablet...</text:p>
      <text:p text:style-name="P14"/>
      <text:p text:style-name="P15">Our implementation begins with a <text:span text:style-name="T7">User</text:span> table stored in MySQL, storing all of Sarah’s vital information.</text:p>
      <text:p text:style-name="P15"/>
      <text:p text:style-name="P16"><text:span text:style-name="T8">...</text:span>she had been researching a new pair of headphones on the platform…</text:p>
      <text:p text:style-name="P16"/>
      <text:p text:style-name="P17">Every <text:span text:style-name="T9">I</text:span><text:span text:style-name="T7">tem</text:span> in our e-commerce database is tracked in MySQL along <text:span text:style-name="T10">with some </text:span><text:span text:style-name="T11">vital characteristics such as item </text:span><text:span text:style-name="T12">Name</text:span><text:span text:style-name="T11">, a brief </text:span><text:span text:style-name="T12">Description</text:span><text:span text:style-name="T11">, and a</text:span><text:span text:style-name="T13">n </text:span><text:span text:style-name="T14">ImageURL </text:span><text:span text:style-name="T15">pointing to an image for the item</text:span><text:span text:style-name="T11">.</text:span></text:p>
      <text:p text:style-name="P17"/>
      <text:p text:style-name="P18"><text:span text:style-name="T16">...</text:span>When she clicks on the headphones category…</text:p>
      <text:p text:style-name="P18"/>
      <text:p text:style-name="P19">Our implementation maintains a <text:span text:style-name="T7">Category</text:span> table to track every item category in our e-commerce database. <text:span text:style-name="T7">Item</text:span>s themselves are associated with categories via a linking table, <text:span text:style-name="T7">ItemCategory</text:span>. This allows for items to be associated <text:span text:style-name="T13">with</text:span> multiple categor<text:span text:style-name="T13">ies</text:span> (imagine a pair of headphones that also double as a music player, which would likely need to be associated with both the headphones and music player category)</text:p>
      <text:p text:style-name="P19"/>
      <text:p text:style-name="P18"/>
      <text:p text:style-name="P18">...her recently viewed items appear instantly…</text:p>
      <text:p text:style-name="P16"/>
      <text:p text:style-name="P19">Ou<text:span text:style-name="T13">r</text:span> design places the rece<text:span text:style-name="T13">ntly viewed items inside a key in the redis store, </text:span><text:span text:style-name="T14">recent_views:user_id</text:span><text:span text:style-name="T13">, where user_id is the id of the user in the User table. A brief note: our implementation does not write these recently viewed items back to MySQL. As Redis lacks the data durability of other database solutions such as MySQL and MongoDB, it is generally not relied upon to store data indefinitely. Our implementation takes the “recently viewed items” literally, in that users will be able to view items they have recently viewed, but may not necessarily have the same ability to view items they viewed last week. If this is considered a business requirement for the e-commerce platform, there would need to be some type of backup job to either MySQL or MongoDB (I personally think it would make more sense as a MongoDB document).</text:span></text:p>
      <text:p text:style-name="P19"/>
      <text:p text:style-name="P18"><text:span text:style-name="T11">...</text:span>The headphones are showcased with detailed tech specifications such as battery life, connectivity type, and weight, making her decision-making process straightforward…</text:p>
      <text:p text:style-name="P18"/>
      <text:p text:style-name="P20">While each <text:span text:style-name="T7">Item </text:span>is stored in MySQL, we have opted to store the list of <text:span text:style-name="T7">product_attribute</text:span>s for each product as a MongoDB document. As we generally expect for all product attributes to be retrieved together, being able to pull all of them from a single location (as opposed to MySQL, which would necessitate retrieving them as individual rows via a query) will lead to marked performance improvements.</text:p>
      <text:p text:style-name="P18"/>
      <text:p text:style-name="P18">...Seeing the real-time stock counter indicating limited availability, she quickly adds them to her car<text:span text:style-name="T17">t…</text:span></text:p>
      <text:p text:style-name="P18"/>
      <text:p text:style-name="P20"><text:soft-page-break/>Our e-commerce platform maintains a field in the <text:span text:style-name="T7">Item</text:span> table, <text:span text:style-name="T7">TotalStockQuantity</text:span>, listing the current amount of each item in stock. We have also implemented a <text:span text:style-name="T7">ShoppingCart</text:span> table in MySQL that will track Sarah’s shopping cart in persistent memory.</text:p>
      <text:p text:style-name="P21">...Before she can proceed to checkout, she's distracted by a phone call. Hours later, she remembers her incomplete shopping cart. But this time, she's on her laptop. As she logs into the e-commerce site, she's pleasantly surprised. The platform immediately recognizes her, and not just by her login credentials...</text:p>
      <text:p text:style-name="P22"/>
      <text:p text:style-name="P23">Our design stores <text:span text:style-name="T2">each individual </text:span><text:span text:style-name="T18">cart:user_session</text:span><text:span text:style-name="T2"> in Redis on the local device. The </text:span><text:span text:style-name="T18">cart_items:cart_id </text:span><text:span text:style-name="T2">are periodically backed up to MySQL, enabling the user’s shopping cart to persist across devices and display the same items in the same quantities within the cart across devices.</text:span></text:p>
      <text:p text:style-name="P24"/>
      <text:p text:style-name="P25"><text:span text:style-name="T19">...</text:span>Her cart, still holding the headphones, waits for her exactly as she left it…</text:p>
      <text:p text:style-name="P26"/>
      <text:p text:style-name="P27">As the User data is stored in the User table, along with the ShoppingCart data being connected to that User directly in MySQL, shopping carts are accessible from any device and will contain identical contents regardless of what device the cart is accessed from.</text:p>
      <text:p text:style-name="P27"/>
      <text:p text:style-name="P25"><text:span text:style-name="T20">...</text:span>The system’s robust session management capabilities ensure that Sarah's shopping journey is uninterrupted and consistent, no matter the device….</text:p>
      <text:p text:style-name="P25"/>
      <text:p text:style-name="P27">Every event Sarah performs on the e-commerce website is tracked through Redis. When Sarah makes any modifications to her shopping cart (whether it be adding a new item to her cart, removing an item from her cart, or modifying the total number of devices<text:span text:style-name="T21">), the </text:span><text:span text:style-name="T22">active_cart:user_id</text:span><text:span text:style-name="T21"> and </text:span><text:span text:style-name="T22">cart_user_session</text:span><text:span text:style-name="T21">, and </text:span><text:span text:style-name="T22">cart_items:cart_id redis</text:span><text:span text:style-name="T21"> stores are updated. The </text:span><text:span text:style-name="T22">cart_items:cart_id </text:span><text:span text:style-name="T21">store is regularly backed up to MySQL, ensuring that viewing the same shopping cart from multiple devices will cause both views to converge on the same cart.</text:span></text:p>
      <text:p text:style-name="P27"/>
      <text:p text:style-name="P25"><text:span text:style-name="T20">...</text:span>Next, her interest drifts towards the fashion section where a gorgeous summer dress catches her eye. The platform lists the dress with attributes distinct from the headphones, such as size, material, and color options…</text:p>
      <text:p text:style-name="P25"/>
      <text:p text:style-name="P28">Our design supports offering multiple variations on a single <text:span text:style-name="T7">Item</text:span> via an <text:span text:style-name="T7">ItemVariation </text:span>table. The <text:span text:style-name="T7">StockQuantity</text:span> and <text:span text:style-name="T7">PriceAdjustment </text:span>of each variation are all tracked separately (this means the e-commerce platform can display that the dress is available in blue, but out of stock in black, for example).</text:p>
      <text:p text:style-name="P28"/>
      <text:p text:style-name="P29"><text:span text:style-name="T23">...</text:span>The real-time size availability feature informs her at once which sizes are in stock. Entranced by the aqua-blue variant, she promptly adds the dress to her cart…</text:p>
      <text:p text:style-name="P29"/>
      <text:p text:style-name="P30">The unique traits that comprise each <text:span text:style-name="T7">ItemVariation</text:span> are stored in a <text:span text:style-name="T7">VariationTrait</text:span> table. This allows a single variation to comprise multiple traits in a well-normalized way (If Sarah is ordering a Small Aqua-Blue dress, the Medium Aqua-Blue dress and the Small Black dress would be considered completely separate variants by our design, as well as by Sarah)</text:p>
      <text:p text:style-name="P30"/>
      <text:p text:style-name="P31"><text:span text:style-name="T1">...</text:span>As she's about to checkout, a beautifully designed ceramic vase in the home décor section grabs her attention…</text:p>
      <text:p text:style-name="P31"/>
      <text:p text:style-name="P30"><text:soft-page-break/>Our implementation offers two separate places to identify items to be offered to users via our platform out of the blue. Redis tracks a series of hot_product_ids, and Neo4J tracks products that are often :PURCHASED_WITH as well as categories any User is generally :INTERESTED_IN.</text:p>
      <text:p text:style-name="P30">After Sarah purchased an end table for her living room last month, our platform was able to record this interest and offer Sarah a vase to be displayed on it.</text:p>
      <text:p text:style-name="P30"/>
      <text:p text:style-name="P31"><text:span text:style-name="T1">...</text:span>This product introduces yet another set of attributes: dimensions, material (ceramic type), weight, and care instructions. The platform cleverly provides a visualization tool, letting Sarah gauge the vase's size against common household items. Convinced it would be perfect for her living room, she adds it to her cart…</text:p>
      <text:p text:style-name="P31"/>
      <text:p text:style-name="P30">While the visualization tool is not directly referenced in our implementation, the <text:span text:style-name="T7">product_attributes</text:span> document in MongoDB would be useful here. The dimensions of the vase would generally be stored here. Any common household items the visualizer would use could also have their attributes stored here for retrieval.</text:p>
      <text:p text:style-name="P30"/>
      <text:p text:style-name="P32"><text:span text:style-name="T24">...</text:span><text:span text:style-name="T25">With her selections made, Sarah moves to her cart. Here, she can review her products, adjust quantities, or remove items. The platform provides a breakdown of costs, including potential taxes and shipping fees. As she proceeds to the checkout, she's given various shipping options, ranging from standard delivery to expedited overnight shipping. She chooses a mid-tier option, balancing speed and cost…</text:span></text:p>
      <text:p text:style-name="P31"/>
      <text:p text:style-name="P33">Our platform tracks taxes via the <text:span text:style-name="T7">OrderTax</text:span> table, which calculates them via the <text:span text:style-name="T7">TaxableAmount</text:span> and <text:span text:style-name="T7">TaxRate </text:span>for each individual tax. Shipping fees are determined via the <text:span text:style-name="T7">ShippingOption</text:span> table, which stores a Description of each shipping option (such as Ground or Overnight), the <text:span text:style-name="T7">EstimatedDays </text:span>for delivery for each, and the Rate charged for each.</text:p>
      <text:p text:style-name="P33"/>
      <text:p text:style-name="P34"><text:span text:style-name="T26">...</text:span>The payment gateway offers multiple payment methods such as credit card or bank accounts. Sarah opts to pay with her credit card. With payment approved, she receives an immediate order confirmation, along with expected shipping and delivery dates…</text:p>
      <text:p text:style-name="P34"/>
      <text:p text:style-name="P33">An individual <text:span text:style-name="T7">PaymentMethod</text:span> is stored in MySQL, denoting the Type, the <text:span text:style-name="T7">ExpirationMonth</text:span> and <text:span text:style-name="T7">ExpirationYear</text:span>. Every properly executed order is immediately stored in MySQL, directly connected to the <text:span text:style-name="T7">User </text:span>who placed the order and the list of <text:span text:style-name="T7">OrderItems</text:span> ordered by it. The Order table tracks the <text:span text:style-name="T7">ExpectedShipDate</text:span> and <text:span text:style-name="T7">ActualDeliveryDate</text:span>, ensuring this information can be quickly and easily conveyed to the user.</text:p>
      <text:p text:style-name="P33"/>
      <text:p text:style-name="P33"/>
      <text:p text:style-name="P34"><text:span text:style-name="T26">...</text:span>However, when her items arrive, Sarah realizes the dress is a size too small. The platform simplifies the return process for her. It provides a step-by-step guide on packing the dress, printing the return label, and choosing return shipping options…</text:p>
      <text:p text:style-name="P34"/>
      <text:p text:style-name="P33">Every individual <text:span text:style-name="T7">ReturnItem</text:span> is tracked individually in MySQL, tracking the <text:span text:style-name="T7">ReturnReason</text:span>, with <text:span text:style-name="T7">ReturnNotes</text:span> storing the directions to pack and return the item. It also contains a <text:span text:style-name="T7">ReturnShippingOptionID</text:span> field, allowing for a shipping method for the return to be easily tracked and used to generate a return label.</text:p>
      <text:p text:style-name="P33"/>
      <text:p text:style-name="P34"><text:soft-page-break/><text:span text:style-name="T26">...</text:span>Once her return is initiated, the platform keeps her informed about the return status and when to expect her refund or exchange…</text:p>
      <text:p text:style-name="P35"/>
      <text:p text:style-name="P36">Our <text:span text:style-name="T7">ReturnItem</text:span> table tracks all the important info to keep Sarah Informed, such as the date the return was RequestedAt, the date the return was <text:span text:style-name="T7">ApprovedAt</text:span> and <text:span text:style-name="T7">ReceivedAt</text:span>, as well as the date her return is <text:span text:style-name="T7">RefundedAt</text:span>.</text:p>
      <text:p text:style-name="P34"/>
      <text:p text:style-name="P34"/>
      <text:p text:style-name="P37">Part III: Database Design</text:p>
      <text:p text:style-name="P38"/>
      <text:p text:style-name="P39">1. Based on different functionalities and features described in the narrative, decide which database type (relational or non-relational) would be most appropriate for each function. Explain your reasoning for each function.</text:p>
      <text:p text:style-name="P39"/>
      <text:p text:style-name="P39">2. Draw an ERD for the relational database part of your design. Include tables, fields, types, and relationships.</text:p>
      <text:p text:style-name="P39"/>
      <text:p text:style-name="P39">3. Consider the unique attributes of each product category (e.g., headphones, dresses, vases) and how you would handle the diverse range of attributes across products.</text:p>
      <text:p text:style-name="P39"/>
      <text:p text:style-name="P39">4. Consider session management and how you would handle a user’s session data across different devices and shopping sessions.</text:p>
      <text:p text:style-name="P39"/>
      <text:p text:style-name="P40">5. Identify and justify one part of your schema that can be denormalized for performance. Explain the read/write, consistency, and storage trade-offs this introduces.</text:p>
      <text:p text:style-name="P40"/>
      <text:p text:style-name="P40">6. Design a short data flow diagram showing how your relational and non-relational stores exchange data. Briefly describe data freshness/latency expectations and failure fallbacks.</text:p>
      <text:p text:style-name="P40"/>
      <text:p text:style-name="P40">7. Address potential challenges or concerns with your design and how you would mitigate them.</text:p>
      <text:p text:style-name="P40"/>
      <text:p text:style-name="P40">8. Which data or interactions would benefit from in-memory storage? How would you keep Redis data consistent or periodically synchronized with your main databases?</text:p>
      <text:p text:style-name="P40"/>
      <text:p text:style-name="P40">9. Given the richness of Sarah's shopping experience, it's evident that there's potential value in tracking user interactions on the platform. These interactions can include product views, search queries, clicks on products, time spent on particular product pages. Your task is to architect a database that not only supports e-commerce functionalities but also effectively captures user behavior. Discuss your strategy and architecture for storing such behavior data.</text:p>
      <text:p text:style-name="P40"/>
      <text:p text:style-name="P40">10. Discuss the kinds of queries that a graph database could answer more efficiently than relational joins. Design a graph model showing nodes and relationships.</text:p>
      <text:p text:style-name="P37">Part IV: Fetching Data &amp; Performance Evaluation</text:p>
      <text:p text:style-name="P38"/>
      <text:p text:style-name="P38"/>
      <text:p text:style-name="P38"/>
      <text:p text:style-name="P38"/>
      <text:p text:style-name="P37">Part V: Conclus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5T20:12:48.217437035</meta:creation-date>
    <dc:date>2026-02-26T21:46:53.918186431</dc:date>
    <meta:editing-duration>PT21M48S</meta:editing-duration>
    <meta:editing-cycles>2</meta:editing-cycles>
    <meta:generator>LibreOffice/25.8.4.2$Linux_X86_64 LibreOffice_project/580$Build-2</meta:generator>
    <meta:print-date>2026-02-25T22:33:35.933304468</meta:print-date>
    <meta:printed-by>PDF files</meta:printed-by>
    <meta:document-statistic meta:table-count="0" meta:image-count="0" meta:object-count="0" meta:page-count="9" meta:paragraph-count="62" meta:word-count="2057" meta:character-count="13068" meta:non-whitespace-character-count="11073"/>
  </office:meta>
</office:document-meta>
</file>